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map style:condition="cell-content()!=&quot;&quot;" style:apply-style-name="Bordes" style:base-cell-address="Datos.L14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map style:condition="cell-content()!=&quot;&quot;" style:apply-style-name="Bordes" style:base-cell-address="Datos.L14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map style:condition="cell-content()!=&quot;&quot;" style:apply-style-name="Bordes" style:base-cell-address="Datos.P14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C$4:.$C$29])" table:allow-empty-cell="true" table:display-list="unsorted" table:base-cell-address="Datos.H9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3"/>
        <table:table-row table:style-name="ro1" table:number-rows-repeated="3">
          <table:table-cell table:number-columns-repeated="11"/>
          <table:table-cell table:style-name="Default" table:number-columns-repeated="5"/>
        </table:table-row>
        <table:table-row table:style-name="ro2">
          <table:table-cell table:number-columns-repeated="8"/>
          <table:table-cell table:style-name="ce3" office:value-type="string" calcext:value-type="string" table:number-columns-spanned="5" table:number-rows-spanned="1">
            <text:p>VALORACIÓN DE INVERSIONES</text:p>
          </table:table-cell>
          <table:covered-table-cell table:number-columns-repeated="4" table:style-name="ce4"/>
          <table:table-cell table:style-name="Default" table:number-columns-repeated="3"/>
        </table:table-row>
        <table:table-row table:style-name="ro1" table:number-rows-repeated="3">
          <table:table-cell table:number-columns-repeated="11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>
            <text:p>Inversión</text:p>
          </table:table-cell>
          <table:table-cell table:style-name="ce2" office:value-type="float" office:value="40000" calcext:value-type="float">
            <text:p>40000</text:p>
          </table:table-cell>
          <table:table-cell office:value-type="string" calcext:value-type="string">
            <text:p>€</text:p>
          </table:table-cell>
          <table:table-cell/>
          <table:table-cell table:style-name="ce1" office:value-type="string" calcext:value-type="string">
            <text:p>Interés</text:p>
          </table:table-cell>
          <table:table-cell table:style-name="ce5" office:value-type="float" office:value="5" calcext:value-type="float">
            <text:p>5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Vida útil</text:p>
          </table:table-cell>
          <table:table-cell table:style-name="ce2" table:content-validation-name="val1" office:value-type="float" office:value="4" calcext:value-type="float">
            <text:p>4</text:p>
          </table:table-cell>
          <table:table-cell office:value-type="string" calcext:value-type="string">
            <text:p>años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>
            <text:p>Valor Residual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€</text:p>
          </table:table-cell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 table:number-columns-repeated="11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6" office:value-type="string" calcext:value-type="string">
            <text:p>Años</text:p>
          </table:table-cell>
          <table:table-cell table:style-name="ce6" office:value-type="string" calcext:value-type="string">
            <text:p>Inversión</text:p>
          </table:table-cell>
          <table:table-cell table:style-name="ce6" office:value-type="string" calcext:value-type="string">
            <text:p>FNC</text:p>
          </table:table-cell>
          <table:table-cell table:style-name="ce6" office:value-type="string" calcext:value-type="string">
            <text:p>FNC(€)</text:p>
          </table:table-cell>
          <table:table-cell table:style-name="ce6" office:value-type="string" calcext:value-type="string">
            <text:p>FNC(€)+VR</text:p>
          </table:table-cell>
        </table:table-row>
        <table:table-row table:style-name="ro1">
          <table:table-cell table:number-columns-repeated="11"/>
          <table:table-cell table:formula="of:=IF([$Auxiliar.C4]&lt;=[.$H$9];[$Auxiliar.C4];&quot;&quot;)" office:value-type="float" office:value="0" calcext:value-type="float">
            <text:p>0</text:p>
          </table:table-cell>
          <table:table-cell table:style-name="ce8" table:formula="of:=[.H8]" office:value-type="float" office:value="40000" calcext:value-type="float">
            <text:p>400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VAN</text:p>
          </table:table-cell>
          <table:table-cell table:formula="of:=(SUM([$Operaciones.E5:.E30])-[.H8])" office:value-type="float" office:value="-35524.3442804181" calcext:value-type="float">
            <text:p>-35524,3442804181</text:p>
          </table:table-cell>
          <table:table-cell table:number-columns-repeated="3"/>
          <table:table-cell table:formula="of:=IF([$Auxiliar.C5]&lt;=[.$H$9];[$Auxiliar.C5];&quot;&quot;)" office:value-type="float" office:value="1" calcext:value-type="float">
            <text:p>1</text:p>
          </table:table-cell>
          <table:table-cell/>
          <table:table-cell table:formula="of:=IF([.L15]=&quot;&quot;;&quot;&quot;;[$Auxiliar.D5])" office:value-type="string" office:string-value="FNC1" calcext:value-type="string">
            <text:p>FNC1</text:p>
          </table:table-cell>
          <table:table-cell office:value-type="float" office:value="1500" calcext:value-type="float">
            <text:p>1500</text:p>
          </table:table-cell>
          <table:table-cell table:formula="of:=IF([.L15]=&quot;&quot;;&quot;&quot;;IF([.L15]=[.$H$9];[.O15]+[.$H$10];[.O15]))" office:value-type="float" office:value="1500" calcext:value-type="float">
            <text:p>1500</text:p>
          </table:table-cell>
        </table:table-row>
        <table:table-row table:style-name="ro1">
          <table:table-cell table:number-columns-repeated="11"/>
          <table:table-cell table:formula="of:=IF([$Auxiliar.C6]&lt;=[.$H$9];[$Auxiliar.C6];&quot;&quot;)" office:value-type="float" office:value="2" calcext:value-type="float">
            <text:p>2</text:p>
          </table:table-cell>
          <table:table-cell/>
          <table:table-cell table:formula="of:=IF([.L16]=&quot;&quot;;&quot;&quot;;[$Auxiliar.D6])" office:value-type="string" office:string-value="FNC2" calcext:value-type="string">
            <text:p>FNC2</text:p>
          </table:table-cell>
          <table:table-cell office:value-type="float" office:value="1500" calcext:value-type="float">
            <text:p>1500</text:p>
          </table:table-cell>
          <table:table-cell table:formula="of:=IF([.L16]=&quot;&quot;;&quot;&quot;;IF([.L16]=[.$H$9];[.O16]+[.$H$10];[.O16]))" office:value-type="float" office:value="1500" calcext:value-type="float">
            <text:p>1500</text:p>
          </table:table-cell>
        </table:table-row>
        <table:table-row table:style-name="ro1">
          <table:table-cell table:number-columns-repeated="11"/>
          <table:table-cell table:formula="of:=IF([$Auxiliar.C7]&lt;=[.$H$9];[$Auxiliar.C7];&quot;&quot;)" office:value-type="float" office:value="3" calcext:value-type="float">
            <text:p>3</text:p>
          </table:table-cell>
          <table:table-cell/>
          <table:table-cell table:formula="of:=IF([.L17]=&quot;&quot;;&quot;&quot;;[$Auxiliar.D7])" office:value-type="string" office:string-value="FNC3" calcext:value-type="string">
            <text:p>FNC3</text:p>
          </table:table-cell>
          <table:table-cell office:value-type="float" office:value="1000" calcext:value-type="float">
            <text:p>1000</text:p>
          </table:table-cell>
          <table:table-cell table:formula="of:=IF([.L17]=&quot;&quot;;&quot;&quot;;IF([.L17]=[.$H$9];[.O17]+[.$H$10];[.O17]))" office:value-type="float" office:value="1000" calcext:value-type="float">
            <text:p>1000</text:p>
          </table:table-cell>
        </table:table-row>
        <table:table-row table:style-name="ro1">
          <table:table-cell table:number-columns-repeated="11"/>
          <table:table-cell table:formula="of:=IF([$Auxiliar.C8]&lt;=[.$H$9];[$Auxiliar.C8];&quot;&quot;)" office:value-type="float" office:value="4" calcext:value-type="float">
            <text:p>4</text:p>
          </table:table-cell>
          <table:table-cell/>
          <table:table-cell table:formula="of:=IF([.L18]=&quot;&quot;;&quot;&quot;;[$Auxiliar.D8])" office:value-type="string" office:string-value="FNC4" calcext:value-type="string">
            <text:p>FNC4</text:p>
          </table:table-cell>
          <table:table-cell office:value-type="float" office:value="900" calcext:value-type="float">
            <text:p>900</text:p>
          </table:table-cell>
          <table:table-cell table:formula="of:=IF([.L18]=&quot;&quot;;&quot;&quot;;IF([.L18]=[.$H$9];[.O18]+[.$H$10];[.O18]))" office:value-type="float" office:value="1000" calcext:value-type="float">
            <text:p>1000</text:p>
          </table:table-cell>
        </table:table-row>
        <table:table-row table:style-name="ro1">
          <table:table-cell table:number-columns-repeated="11"/>
          <table:table-cell table:formula="of:=IF([$Auxiliar.C9]&lt;=[.$H$9];[$Auxiliar.C9];&quot;&quot;)">
            <text:p/>
          </table:table-cell>
          <table:table-cell/>
          <table:table-cell table:formula="of:=IF([.L19]=&quot;&quot;;&quot;&quot;;[$Auxiliar.D9])">
            <text:p/>
          </table:table-cell>
          <table:table-cell table:style-name="ce12"/>
          <table:table-cell table:formula="of:=IF([.L19]=&quot;&quot;;&quot;&quot;;IF([.L19]=[.$H$9];[.O19]+[.$H$10];[.O19]))">
            <text:p/>
          </table:table-cell>
        </table:table-row>
        <table:table-row table:style-name="ro1">
          <table:table-cell table:number-columns-repeated="11"/>
          <table:table-cell table:formula="of:=IF([$Auxiliar.C10]&lt;=[.$H$9];[$Auxiliar.C10];&quot;&quot;)">
            <text:p/>
          </table:table-cell>
          <table:table-cell/>
          <table:table-cell table:formula="of:=IF([.L20]=&quot;&quot;;&quot;&quot;;[$Auxiliar.D10])">
            <text:p/>
          </table:table-cell>
          <table:table-cell/>
          <table:table-cell table:formula="of:=IF([.L20]=&quot;&quot;;&quot;&quot;;IF([.L20]=[.$H$9];[.O20]+[.$H$10];[.O20]))">
            <text:p/>
          </table:table-cell>
        </table:table-row>
        <table:table-row table:style-name="ro1">
          <table:table-cell table:number-columns-repeated="11"/>
          <table:table-cell table:formula="of:=IF([$Auxiliar.C11]&lt;=[.$H$9];[$Auxiliar.C11];&quot;&quot;)">
            <text:p/>
          </table:table-cell>
          <table:table-cell/>
          <table:table-cell table:formula="of:=IF([.L21]=&quot;&quot;;&quot;&quot;;[$Auxiliar.D11])">
            <text:p/>
          </table:table-cell>
          <table:table-cell/>
          <table:table-cell table:formula="of:=IF([.L21]=&quot;&quot;;&quot;&quot;;IF([.L21]=[.$H$9];[.O21]+[.$H$10];[.O21]))">
            <text:p/>
          </table:table-cell>
        </table:table-row>
        <table:table-row table:style-name="ro1">
          <table:table-cell table:number-columns-repeated="11"/>
          <table:table-cell table:formula="of:=IF([$Auxiliar.C12]&lt;=[.$H$9];[$Auxiliar.C12];&quot;&quot;)">
            <text:p/>
          </table:table-cell>
          <table:table-cell/>
          <table:table-cell table:formula="of:=IF([.L22]=&quot;&quot;;&quot;&quot;;[$Auxiliar.D12])">
            <text:p/>
          </table:table-cell>
          <table:table-cell/>
          <table:table-cell table:formula="of:=IF([.L22]=&quot;&quot;;&quot;&quot;;IF([.L22]=[.$H$9];[.O22]+[.$H$10];[.O22]))">
            <text:p/>
          </table:table-cell>
        </table:table-row>
        <table:table-row table:style-name="ro1">
          <table:table-cell table:number-columns-repeated="11"/>
          <table:table-cell table:formula="of:=IF([$Auxiliar.C13]&lt;=[.$H$9];[$Auxiliar.C13];&quot;&quot;)">
            <text:p/>
          </table:table-cell>
          <table:table-cell/>
          <table:table-cell table:formula="of:=IF([.L23]=&quot;&quot;;&quot;&quot;;[$Auxiliar.D13])">
            <text:p/>
          </table:table-cell>
          <table:table-cell/>
          <table:table-cell table:formula="of:=IF([.L23]=&quot;&quot;;&quot;&quot;;IF([.L23]=[.$H$9];[.O23]+[.$H$10];[.O23]))">
            <text:p/>
          </table:table-cell>
        </table:table-row>
        <table:table-row table:style-name="ro1">
          <table:table-cell table:number-columns-repeated="11"/>
          <table:table-cell table:formula="of:=IF([$Auxiliar.C14]&lt;=[.$H$9];[$Auxiliar.C14];&quot;&quot;)">
            <text:p/>
          </table:table-cell>
          <table:table-cell/>
          <table:table-cell table:formula="of:=IF([.L24]=&quot;&quot;;&quot;&quot;;[$Auxiliar.D14])">
            <text:p/>
          </table:table-cell>
          <table:table-cell/>
          <table:table-cell table:formula="of:=IF([.L24]=&quot;&quot;;&quot;&quot;;IF([.L24]=[.$H$9];[.O24]+[.$H$10];[.O24]))">
            <text:p/>
          </table:table-cell>
        </table:table-row>
        <table:table-row table:style-name="ro1">
          <table:table-cell table:number-columns-repeated="11"/>
          <table:table-cell table:formula="of:=IF([$Auxiliar.C15]&lt;=[.$H$9];[$Auxiliar.C15];&quot;&quot;)">
            <text:p/>
          </table:table-cell>
          <table:table-cell/>
          <table:table-cell table:formula="of:=IF([.L25]=&quot;&quot;;&quot;&quot;;[$Auxiliar.D15])">
            <text:p/>
          </table:table-cell>
          <table:table-cell/>
          <table:table-cell table:formula="of:=IF([.L25]=&quot;&quot;;&quot;&quot;;IF([.L25]=[.$H$9];[.O25]+[.$H$10];[.O25]))">
            <text:p/>
          </table:table-cell>
        </table:table-row>
        <table:table-row table:style-name="ro1">
          <table:table-cell table:number-columns-repeated="11"/>
          <table:table-cell table:formula="of:=IF([$Auxiliar.C16]&lt;=[.$H$9];[$Auxiliar.C16];&quot;&quot;)">
            <text:p/>
          </table:table-cell>
          <table:table-cell/>
          <table:table-cell table:formula="of:=IF([.L26]=&quot;&quot;;&quot;&quot;;[$Auxiliar.D16])">
            <text:p/>
          </table:table-cell>
          <table:table-cell/>
          <table:table-cell table:formula="of:=IF([.L26]=&quot;&quot;;&quot;&quot;;IF([.L26]=[.$H$9];[.O26]+[.$H$10];[.O26]))">
            <text:p/>
          </table:table-cell>
        </table:table-row>
        <table:table-row table:style-name="ro1">
          <table:table-cell table:number-columns-repeated="11"/>
          <table:table-cell table:formula="of:=IF([$Auxiliar.C17]&lt;=[.$H$9];[$Auxiliar.C17];&quot;&quot;)">
            <text:p/>
          </table:table-cell>
          <table:table-cell/>
          <table:table-cell table:formula="of:=IF([.L27]=&quot;&quot;;&quot;&quot;;[$Auxiliar.D17])">
            <text:p/>
          </table:table-cell>
          <table:table-cell/>
          <table:table-cell table:formula="of:=IF([.L27]=&quot;&quot;;&quot;&quot;;IF([.L27]=[.$H$9];[.O27]+[.$H$10];[.O27]))">
            <text:p/>
          </table:table-cell>
        </table:table-row>
        <table:table-row table:style-name="ro1">
          <table:table-cell table:number-columns-repeated="11"/>
          <table:table-cell table:formula="of:=IF([$Auxiliar.C18]&lt;=[.$H$9];[$Auxiliar.C18];&quot;&quot;)">
            <text:p/>
          </table:table-cell>
          <table:table-cell/>
          <table:table-cell table:formula="of:=IF([.L28]=&quot;&quot;;&quot;&quot;;[$Auxiliar.D18])">
            <text:p/>
          </table:table-cell>
          <table:table-cell/>
          <table:table-cell table:formula="of:=IF([.L28]=&quot;&quot;;&quot;&quot;;IF([.L28]=[.$H$9];[.O28]+[.$H$10];[.O28]))">
            <text:p/>
          </table:table-cell>
        </table:table-row>
        <table:table-row table:style-name="ro1">
          <table:table-cell table:number-columns-repeated="11"/>
          <table:table-cell table:formula="of:=IF([$Auxiliar.C19]&lt;=[.$H$9];[$Auxiliar.C19];&quot;&quot;)">
            <text:p/>
          </table:table-cell>
          <table:table-cell/>
          <table:table-cell table:formula="of:=IF([.L29]=&quot;&quot;;&quot;&quot;;[$Auxiliar.D19])">
            <text:p/>
          </table:table-cell>
          <table:table-cell/>
          <table:table-cell table:formula="of:=IF([.L29]=&quot;&quot;;&quot;&quot;;IF([.L29]=[.$H$9];[.O29]+[.$H$10];[.O29]))">
            <text:p/>
          </table:table-cell>
        </table:table-row>
        <table:table-row table:style-name="ro1">
          <table:table-cell table:number-columns-repeated="11"/>
          <table:table-cell table:formula="of:=IF([$Auxiliar.C20]&lt;=[.$H$9];[$Auxiliar.C20];&quot;&quot;)">
            <text:p/>
          </table:table-cell>
          <table:table-cell/>
          <table:table-cell table:formula="of:=IF([.L30]=&quot;&quot;;&quot;&quot;;[$Auxiliar.D20])">
            <text:p/>
          </table:table-cell>
          <table:table-cell/>
          <table:table-cell table:formula="of:=IF([.L30]=&quot;&quot;;&quot;&quot;;IF([.L30]=[.$H$9];[.O30]+[.$H$10];[.O30]))">
            <text:p/>
          </table:table-cell>
        </table:table-row>
        <table:table-row table:style-name="ro1">
          <table:table-cell table:number-columns-repeated="11"/>
          <table:table-cell table:formula="of:=IF([$Auxiliar.C21]&lt;=[.$H$9];[$Auxiliar.C21];&quot;&quot;)">
            <text:p/>
          </table:table-cell>
          <table:table-cell/>
          <table:table-cell table:formula="of:=IF([.L31]=&quot;&quot;;&quot;&quot;;[$Auxiliar.D21])">
            <text:p/>
          </table:table-cell>
          <table:table-cell/>
          <table:table-cell table:formula="of:=IF([.L31]=&quot;&quot;;&quot;&quot;;IF([.L31]=[.$H$9];[.O31]+[.$H$10];[.O31]))">
            <text:p/>
          </table:table-cell>
        </table:table-row>
        <table:table-row table:style-name="ro1">
          <table:table-cell table:number-columns-repeated="11"/>
          <table:table-cell table:formula="of:=IF([$Auxiliar.C22]&lt;=[.$H$9];[$Auxiliar.C22];&quot;&quot;)">
            <text:p/>
          </table:table-cell>
          <table:table-cell/>
          <table:table-cell table:formula="of:=IF([.L32]=&quot;&quot;;&quot;&quot;;[$Auxiliar.D22])">
            <text:p/>
          </table:table-cell>
          <table:table-cell/>
          <table:table-cell table:formula="of:=IF([.L32]=&quot;&quot;;&quot;&quot;;IF([.L32]=[.$H$9];[.O32]+[.$H$10];[.O32]))">
            <text:p/>
          </table:table-cell>
        </table:table-row>
        <table:table-row table:style-name="ro1">
          <table:table-cell table:number-columns-repeated="11"/>
          <table:table-cell table:formula="of:=IF([$Auxiliar.C23]&lt;=[.$H$9];[$Auxiliar.C23];&quot;&quot;)">
            <text:p/>
          </table:table-cell>
          <table:table-cell/>
          <table:table-cell table:formula="of:=IF([.L33]=&quot;&quot;;&quot;&quot;;[$Auxiliar.D23])">
            <text:p/>
          </table:table-cell>
          <table:table-cell/>
          <table:table-cell table:formula="of:=IF([.L33]=&quot;&quot;;&quot;&quot;;IF([.L33]=[.$H$9];[.O33]+[.$H$10];[.O33]))">
            <text:p/>
          </table:table-cell>
        </table:table-row>
        <table:table-row table:style-name="ro1">
          <table:table-cell table:number-columns-repeated="11"/>
          <table:table-cell table:formula="of:=IF([$Auxiliar.C24]&lt;=[.$H$9];[$Auxiliar.C24];&quot;&quot;)">
            <text:p/>
          </table:table-cell>
          <table:table-cell/>
          <table:table-cell table:formula="of:=IF([.L34]=&quot;&quot;;&quot;&quot;;[$Auxiliar.D24])">
            <text:p/>
          </table:table-cell>
          <table:table-cell/>
          <table:table-cell table:formula="of:=IF([.L34]=&quot;&quot;;&quot;&quot;;IF([.L34]=[.$H$9];[.O34]+[.$H$10];[.O34]))">
            <text:p/>
          </table:table-cell>
        </table:table-row>
        <table:table-row table:style-name="ro1">
          <table:table-cell table:number-columns-repeated="11"/>
          <table:table-cell table:formula="of:=IF([$Auxiliar.C25]&lt;=[.$H$9];[$Auxiliar.C25];&quot;&quot;)">
            <text:p/>
          </table:table-cell>
          <table:table-cell/>
          <table:table-cell table:formula="of:=IF([.L35]=&quot;&quot;;&quot;&quot;;[$Auxiliar.D25])">
            <text:p/>
          </table:table-cell>
          <table:table-cell/>
          <table:table-cell table:formula="of:=IF([.L35]=&quot;&quot;;&quot;&quot;;IF([.L35]=[.$H$9];[.O35]+[.$H$10];[.O35]))">
            <text:p/>
          </table:table-cell>
        </table:table-row>
        <table:table-row table:style-name="ro1">
          <table:table-cell table:number-columns-repeated="11"/>
          <table:table-cell table:formula="of:=IF([$Auxiliar.C26]&lt;=[.$H$9];[$Auxiliar.C26];&quot;&quot;)">
            <text:p/>
          </table:table-cell>
          <table:table-cell/>
          <table:table-cell table:formula="of:=IF([.L36]=&quot;&quot;;&quot;&quot;;[$Auxiliar.D26])">
            <text:p/>
          </table:table-cell>
          <table:table-cell/>
          <table:table-cell table:formula="of:=IF([.L36]=&quot;&quot;;&quot;&quot;;IF([.L36]=[.$H$9];[.O36]+[.$H$10];[.O36]))">
            <text:p/>
          </table:table-cell>
        </table:table-row>
        <table:table-row table:style-name="ro1">
          <table:table-cell table:number-columns-repeated="11"/>
          <table:table-cell table:formula="of:=IF([$Auxiliar.C27]&lt;=[.$H$9];[$Auxiliar.C27];&quot;&quot;)">
            <text:p/>
          </table:table-cell>
          <table:table-cell/>
          <table:table-cell table:formula="of:=IF([.L37]=&quot;&quot;;&quot;&quot;;[$Auxiliar.D27])">
            <text:p/>
          </table:table-cell>
          <table:table-cell/>
          <table:table-cell table:formula="of:=IF([.L37]=&quot;&quot;;&quot;&quot;;IF([.L37]=[.$H$9];[.O37]+[.$H$10];[.O37]))">
            <text:p/>
          </table:table-cell>
        </table:table-row>
        <table:table-row table:style-name="ro1">
          <table:table-cell table:number-columns-repeated="11"/>
          <table:table-cell table:formula="of:=IF([$Auxiliar.C28]&lt;=[.$H$9];[$Auxiliar.C28];&quot;&quot;)">
            <text:p/>
          </table:table-cell>
          <table:table-cell/>
          <table:table-cell table:formula="of:=IF([.L38]=&quot;&quot;;&quot;&quot;;[$Auxiliar.D28])">
            <text:p/>
          </table:table-cell>
          <table:table-cell/>
          <table:table-cell table:formula="of:=IF([.L38]=&quot;&quot;;&quot;&quot;;IF([.L38]=[.$H$9];[.O38]+[.$H$10];[.O38]))">
            <text:p/>
          </table:table-cell>
        </table:table-row>
        <table:table-row table:style-name="ro1">
          <table:table-cell table:number-columns-repeated="11"/>
          <table:table-cell table:formula="of:=IF([$Auxiliar.C29]&lt;=[.$H$9];[$Auxiliar.C29];&quot;&quot;)">
            <text:p/>
          </table:table-cell>
          <table:table-cell/>
          <table:table-cell table:formula="of:=IF([.L39]=&quot;&quot;;&quot;&quot;;[$Auxiliar.D29])">
            <text:p/>
          </table:table-cell>
          <table:table-cell table:style-name="ce9"/>
          <table:table-cell table:formula="of:=IF([.L39]=&quot;&quot;;&quot;&quot;;IF([.L39]=[.$H$9];[.O39]+[.$H$10];[.O39]))">
            <text:p/>
          </table:table-cell>
        </table:table-row>
        <calcext:conditional-formats>
          <calcext:conditional-format calcext:target-range-address="Datos.L14:Datos.L39 Datos.N14:Datos.N39">
            <calcext:condition calcext:apply-style-name="Bordes" calcext:value="!=&quot;&quot;" calcext:base-cell-address="Datos.L14"/>
          </calcext:conditional-format>
          <calcext:conditional-format calcext:target-range-address="Datos.P14:Datos.P39">
            <calcext:condition calcext:apply-style-name="Bordes" calcext:value="!=&quot;&quot;" calcext:base-cell-address="Datos.P14"/>
          </calcext:conditional-format>
          <calcext:conditional-format calcext:target-range-address="Datos.O15:Datos.O38">
            <calcext:condition calcext:apply-style-name="Bordes y Fondo" calcext:value="!=&quot;&quot;" calcext:base-cell-address="Datos.O15"/>
          </calcext:conditional-format>
        </calcext:conditional-formats>
      </table:table>
      <table:table table:name="Auxiliar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NC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NC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NC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NC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NC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NC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NC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NC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NC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NC1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NC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NC1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NC1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NC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NC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NC1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FNC1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NC1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FNC1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FNC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FNC2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FNC2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FNC2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FNC2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FNC25</text:p>
          </table:table-cell>
        </table:table-row>
      </table:table>
      <table:table table:name="Operaciones" table:style-name="ta1">
        <table:table-column table:style-name="co1" table:number-columns-repeated="8" table:default-cell-style-name="Default"/>
        <table:table-column table:style-name="co1" table:number-columns-repeated="5" table:default-cell-style-name="ce14"/>
        <table:table-row table:style-name="ro1" table:number-rows-repeated="3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3"/>
          <table:table-cell table:formula="of:=[$Datos.L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$Datos.L15]" office:value-type="float" office:value="1" calcext:value-type="float">
            <text:p>1</text:p>
          </table:table-cell>
          <table:table-cell table:formula="of:=IF([$Datos.L15]=&quot;&quot;;&quot;&quot;;IF([$Datos.P15]=&quot;&quot;;&quot;&quot;;([$Datos.P15]/((1+([Datos.$L$8]/100))^[$Datos.L15]))))" office:value-type="float" office:value="1428.57142857143" calcext:value-type="float">
            <text:p>1428,5714285714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16]" office:value-type="float" office:value="2" calcext:value-type="float">
            <text:p>2</text:p>
          </table:table-cell>
          <table:table-cell table:formula="of:=IF([$Datos.L16]=&quot;&quot;;&quot;&quot;;IF([$Datos.P16]=&quot;&quot;;&quot;&quot;;([$Datos.P16]/((1+([Datos.$L$8]/100))^[$Datos.L16]))))" office:value-type="float" office:value="1360.54421768707" calcext:value-type="float">
            <text:p>1360,5442176870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17]" office:value-type="float" office:value="3" calcext:value-type="float">
            <text:p>3</text:p>
          </table:table-cell>
          <table:table-cell table:formula="of:=IF([$Datos.L17]=&quot;&quot;;&quot;&quot;;IF([$Datos.P17]=&quot;&quot;;&quot;&quot;;([$Datos.P17]/((1+([Datos.$L$8]/100))^[$Datos.L17]))))" office:value-type="float" office:value="863.837598531476" calcext:value-type="float">
            <text:p>863,83759853147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18]" office:value-type="float" office:value="4" calcext:value-type="float">
            <text:p>4</text:p>
          </table:table-cell>
          <table:table-cell table:formula="of:=IF([$Datos.L18]=&quot;&quot;;&quot;&quot;;IF([$Datos.P18]=&quot;&quot;;&quot;&quot;;([$Datos.P18]/((1+([Datos.$L$8]/100))^[$Datos.L18]))))" office:value-type="float" office:value="822.702474791882" calcext:value-type="float">
            <text:p>822,70247479188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19]">
            <text:p/>
          </table:table-cell>
          <table:table-cell table:formula="of:=IF([$Datos.L19]=&quot;&quot;;&quot;&quot;;IF([$Datos.P19]=&quot;&quot;;&quot;&quot;;([$Datos.P19]/((1+([Datos.$L$8]/100))^[$Datos.L19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0]">
            <text:p/>
          </table:table-cell>
          <table:table-cell table:formula="of:=IF([$Datos.L20]=&quot;&quot;;&quot;&quot;;IF([$Datos.P20]=&quot;&quot;;&quot;&quot;;([$Datos.P20]/((1+([Datos.$L$8]/100))^[$Datos.L20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1]">
            <text:p/>
          </table:table-cell>
          <table:table-cell table:formula="of:=IF([$Datos.L21]=&quot;&quot;;&quot;&quot;;IF([$Datos.P21]=&quot;&quot;;&quot;&quot;;([$Datos.P21]/((1+([Datos.$L$8]/100))^[$Datos.L21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2]">
            <text:p/>
          </table:table-cell>
          <table:table-cell table:formula="of:=IF([$Datos.L22]=&quot;&quot;;&quot;&quot;;IF([$Datos.P22]=&quot;&quot;;&quot;&quot;;([$Datos.P22]/((1+([Datos.$L$8]/100))^[$Datos.L22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3]">
            <text:p/>
          </table:table-cell>
          <table:table-cell table:formula="of:=IF([$Datos.L23]=&quot;&quot;;&quot;&quot;;IF([$Datos.P23]=&quot;&quot;;&quot;&quot;;([$Datos.P23]/((1+([Datos.$L$8]/100))^[$Datos.L23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4]">
            <text:p/>
          </table:table-cell>
          <table:table-cell table:formula="of:=IF([$Datos.L24]=&quot;&quot;;&quot;&quot;;IF([$Datos.P24]=&quot;&quot;;&quot;&quot;;([$Datos.P24]/((1+([Datos.$L$8]/100))^[$Datos.L24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5]">
            <text:p/>
          </table:table-cell>
          <table:table-cell table:formula="of:=IF([$Datos.L25]=&quot;&quot;;&quot;&quot;;IF([$Datos.P25]=&quot;&quot;;&quot;&quot;;([$Datos.P25]/((1+([Datos.$L$8]/100))^[$Datos.L25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6]">
            <text:p/>
          </table:table-cell>
          <table:table-cell table:formula="of:=IF([$Datos.L26]=&quot;&quot;;&quot;&quot;;IF([$Datos.P26]=&quot;&quot;;&quot;&quot;;([$Datos.P26]/((1+([Datos.$L$8]/100))^[$Datos.L26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7]">
            <text:p/>
          </table:table-cell>
          <table:table-cell table:formula="of:=IF([$Datos.L27]=&quot;&quot;;&quot;&quot;;IF([$Datos.P27]=&quot;&quot;;&quot;&quot;;([$Datos.P27]/((1+([Datos.$L$8]/100))^[$Datos.L27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8]">
            <text:p/>
          </table:table-cell>
          <table:table-cell table:formula="of:=IF([$Datos.L28]=&quot;&quot;;&quot;&quot;;IF([$Datos.P28]=&quot;&quot;;&quot;&quot;;([$Datos.P28]/((1+([Datos.$L$8]/100))^[$Datos.L28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29]">
            <text:p/>
          </table:table-cell>
          <table:table-cell table:formula="of:=IF([$Datos.L29]=&quot;&quot;;&quot;&quot;;IF([$Datos.P29]=&quot;&quot;;&quot;&quot;;([$Datos.P29]/((1+([Datos.$L$8]/100))^[$Datos.L29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0]">
            <text:p/>
          </table:table-cell>
          <table:table-cell table:formula="of:=IF([$Datos.L30]=&quot;&quot;;&quot;&quot;;IF([$Datos.P30]=&quot;&quot;;&quot;&quot;;([$Datos.P30]/((1+([Datos.$L$8]/100))^[$Datos.L30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1]">
            <text:p/>
          </table:table-cell>
          <table:table-cell table:formula="of:=IF([$Datos.L31]=&quot;&quot;;&quot;&quot;;IF([$Datos.P31]=&quot;&quot;;&quot;&quot;;([$Datos.P31]/((1+([Datos.$L$8]/100))^[$Datos.L31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2]">
            <text:p/>
          </table:table-cell>
          <table:table-cell table:formula="of:=IF([$Datos.L32]=&quot;&quot;;&quot;&quot;;IF([$Datos.P32]=&quot;&quot;;&quot;&quot;;([$Datos.P32]/((1+([Datos.$L$8]/100))^[$Datos.L32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3]">
            <text:p/>
          </table:table-cell>
          <table:table-cell table:formula="of:=IF([$Datos.L33]=&quot;&quot;;&quot;&quot;;IF([$Datos.P33]=&quot;&quot;;&quot;&quot;;([$Datos.P33]/((1+([Datos.$L$8]/100))^[$Datos.L33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4]">
            <text:p/>
          </table:table-cell>
          <table:table-cell table:formula="of:=IF([$Datos.L34]=&quot;&quot;;&quot;&quot;;IF([$Datos.P34]=&quot;&quot;;&quot;&quot;;([$Datos.P34]/((1+([Datos.$L$8]/100))^[$Datos.L34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5]">
            <text:p/>
          </table:table-cell>
          <table:table-cell table:formula="of:=IF([$Datos.L35]=&quot;&quot;;&quot;&quot;;IF([$Datos.P35]=&quot;&quot;;&quot;&quot;;([$Datos.P35]/((1+([Datos.$L$8]/100))^[$Datos.L35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6]">
            <text:p/>
          </table:table-cell>
          <table:table-cell table:formula="of:=IF([$Datos.L36]=&quot;&quot;;&quot;&quot;;IF([$Datos.P36]=&quot;&quot;;&quot;&quot;;([$Datos.P36]/((1+([Datos.$L$8]/100))^[$Datos.L36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7]">
            <text:p/>
          </table:table-cell>
          <table:table-cell table:formula="of:=IF([$Datos.L37]=&quot;&quot;;&quot;&quot;;IF([$Datos.P37]=&quot;&quot;;&quot;&quot;;([$Datos.P37]/((1+([Datos.$L$8]/100))^[$Datos.L37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8]">
            <text:p/>
          </table:table-cell>
          <table:table-cell table:formula="of:=IF([$Datos.L38]=&quot;&quot;;&quot;&quot;;IF([$Datos.P38]=&quot;&quot;;&quot;&quot;;([$Datos.P38]/((1+([Datos.$L$8]/100))^[$Datos.L38]))))">
            <text:p/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$Datos.L39]">
            <text:p/>
          </table:table-cell>
          <table:table-cell table:formula="of:=IF([$Datos.L39]=&quot;&quot;;&quot;&quot;;IF([$Datos.P39]=&quot;&quot;;&quot;&quot;;([$Datos.P39]/((1+([Datos.$L$8]/100))^[$Datos.L39]))))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style:diagonal-bl-tr="none" style:diagonal-tl-br="none" fo:border="1.5pt solid #000000"/>
    </style:style>
    <style:style style:name="Bordes" style:family="table-cell" style:parent-style-name="Default">
      <style:table-cell-properties style:diagonal-bl-tr="none" style:diagonal-tl-br="none" fo:border="0.06pt solid #000000"/>
    </style:style>
    <style:style style:name="Fondo_20_amarillo" style:display-name="Fondo amarillo" style:family="table-cell" style:parent-style-name="Default">
      <style:table-cell-properties fo:background-color="#ffff00"/>
    </style:style>
    <style:style style:name="Bordes_20_y_20_Fondo" style:display-name="Bordes y Fondo" style:family="table-cell" style:parent-style-name="Default">
      <style:table-cell-properties fo:background-color="#ffff00" style:diagonal-bl-tr="none" style:diagonal-tl-br="none" fo:border="0.06pt solid #00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0:41:20.371000000</meta:creation-date>
    <dc:date>2025-01-29T13:01:35.412000000</dc:date>
    <meta:editing-duration>PT2H20M16S</meta:editing-duration>
    <meta:editing-cycles>2</meta:editing-cycles>
    <meta:generator>LibreOffice/7.6.0.3$Windows_X86_64 LibreOffice_project/69edd8b8ebc41d00b4de3915dc82f8f0fc3b6265</meta:generator>
    <meta:document-statistic meta:table-count="3" meta:cell-count="203" meta:object-count="0"/>
  </office:meta>
</office:document-meta>
</file>